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42d9" officeooo:paragraph-rsid="000942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I had crush on this girl right? It started out as me going up to see this girls musical performance that night. I had just bought pizza. I took a shower, put on some cologne, got on my childhood razor scooter, and began to ride up the hill. As I reached the top, I saw a red scooter. I thought nothing of it at the time, but by me picking up that red scooter, turned that night into one of the funnest of my life.</text:p>
      <text:p text:style-name="P1"/>
      <text:p text:style-name="P1"><text:tab/>I got to the meeting house right before the play was about to start, 7:30. I started to eat my pizza. I was playing around a bit, when someone noticed I had two scooters. I explained what had happened, and they were astonished. This pattern continued until I decided that, for a musical that wasn't all that good, and for the slim chances of 'getting the girl,' I could spend my time better. I was approached by a senior, who asked me if I knew how to make a paper crane. I said yes and spent the next twenty something minutes remembering how to <text:s/>do it, but alas, one was created. Then they began filming.</text:p>
      <text:p text:style-name="P1"/>
      <text:p text:style-name="P1"><text:tab/>It was a silly film, set up with two cars facing each other, premise being that there is a paper airplane pilot battle. I fucked around a little with everyone, doing little things here and there to halt the production, but they finished quickly. As everyone was getting ready to leave, someone suggested we have a scooter race. So we did. And we had another, and another. So we decided to do a relay. Now, I knew that one of the scooters was messed up, so I gave it to the other team. The race began. I was the anchor. I was into it, and so were the others. My team won by a lap and a half. So we decided to do another, bigger race, more like a grand prix. A figure eight around the parking lot, twice through the line. We started making characters, a coach, the injured athlete, the reporter, the doper, all the archetypes of a good sporting event, over done and exaggerated to perfection. We began to film the little event, as it was entertaining. The setup for the race seemed longer than the race itself, but alas it began. We raced and raced, there was injury, there was triumph, and their was defeat. I was still the anchor, and I almost tied up with my competition in the last lap, but it was too far. So, to commemorate their victory, I went up to my locker, grabbed a trophy that said “Hollywood Best Friend” on it, and brought it to the winners. There was an after game interview, with our wacky characters, and it turned out to be one of the funnest nights of my l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21:46:18.377000000</meta:creation-date>
    <dc:date>2015-04-24T21:59:52.789000000</dc:date>
    <meta:editing-duration>PT13M35S</meta:editing-duration>
    <meta:editing-cycles>1</meta:editing-cycles>
    <meta:document-statistic meta:table-count="0" meta:image-count="0" meta:object-count="0" meta:page-count="1" meta:paragraph-count="3" meta:word-count="483" meta:character-count="2503" meta:non-whitespace-character-count="2020"/>
    <meta:generator>LibreOffice/4.4.1.2$Windows_x86 LibreOffice_project/45e2de17089c24a1fa810c8f975a7171ba4cd432</meta:generator>
  </office:meta>
</office:document-meta>
</file>